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91b0" officeooo:paragraph-rsid="000793ed"/>
    </style:style>
    <style:style style:name="P2" style:family="paragraph" style:parent-style-name="Standard">
      <style:text-properties officeooo:rsid="000d0712" officeooo:paragraph-rsid="000793ed"/>
    </style:style>
    <style:style style:name="P3" style:family="paragraph" style:parent-style-name="Standard">
      <style:text-properties officeooo:rsid="000cb332" officeooo:paragraph-rsid="000793ed"/>
    </style:style>
    <style:style style:name="P4" style:family="paragraph" style:parent-style-name="Standard">
      <style:text-properties officeooo:rsid="0005842d" officeooo:paragraph-rsid="000793ed"/>
    </style:style>
    <style:style style:name="P5" style:family="paragraph" style:parent-style-name="Standard">
      <style:text-properties officeooo:rsid="0006871f" officeooo:paragraph-rsid="000793ed"/>
    </style:style>
    <style:style style:name="P6" style:family="paragraph" style:parent-style-name="Standard">
      <style:text-properties officeooo:rsid="000e377c" officeooo:paragraph-rsid="000793ed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d0712" officeooo:paragraph-rsid="000793ed" style:font-size-asian="14pt" style:font-size-complex="14pt"/>
    </style:style>
    <style:style style:name="T1" style:family="text">
      <style:text-properties officeooo:rsid="0013ff07"/>
    </style:style>
    <style:style style:name="T2" style:family="text">
      <style:text-properties officeooo:rsid="001091b0"/>
    </style:style>
    <style:style style:name="T3" style:family="text">
      <style:text-properties officeooo:rsid="000d0712"/>
    </style:style>
    <style:style style:name="T4" style:family="text">
      <style:text-properties officeooo:rsid="0007cb3c"/>
    </style:style>
    <style:style style:name="T5" style:family="text">
      <style:text-properties officeooo:rsid="0006871f"/>
    </style:style>
    <style:style style:name="T6" style:family="text">
      <style:text-properties officeooo:rsid="00120734"/>
    </style:style>
    <style:style style:name="T7" style:family="text">
      <style:text-properties officeooo:rsid="000e3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ython and statistical analysis of very large sqlite3 databases.</text:p>
      <text:p text:style-name="P3">Many Arduino project<text:span text:style-name="T2">s</text:span> automatically generate massive amounts of data. <text:s/>The Arduino (C++) nicely feeds into Python and the Python nicely feeds into sqlite3. <text:s text:c="2"/>This project is all about “now what?” <text:s/><text:span text:style-name="T3">H</text:span>ow <text:span text:style-name="T3">can</text:span> we <text:span text:style-name="T3">make meaning from all</text:span> this data?</text:p>
      <text:p text:style-name="P3"/>
      <text:p text:style-name="P4"><text:span text:style-name="T4">T</text:span>here is an sqlite3 database. <text:s/>It has 6 columns; <text:s/>a datetime.datetime stamp; <text:s/>data in column_two, data in column_three, data in column_four and comments <text:s/>in column_five. <text:s/><text:span text:style-name="T5">There are presently</text:span> <text:s text:c="2"/>500,000 rows of data <text:span text:style-name="T5">and about 7,000 are added every day. <text:s text:c="2"/>The project is to make sense of this large set of data.</text:span></text:p>
      <text:p text:style-name="P5">If this has never been done, then it represents a significant development project. <text:s/>I feel slight encouragement that this application is not all that unusual. <text:s text:c="2"/>Imagine an automatic weather station. <text:s/>How about an automated sensor that counts cars through an intersection, or customers going into a movie theater. <text:s/>Or a careful monitor of a HVAC system in a commercial building. <text:s/>Or an automated monitor on a industrial system that makes widgets. <text:s/><text:span text:style-name="T4">The personal theme is that I need help!</text:span></text:p>
      <text:p text:style-name="P5"/>
      <text:p text:style-name="P2">These parts are done:</text:p>
      <text:p text:style-name="P2">The Arduino (C++) is done. <text:s/>It a fairly interesting sketch. <text:s/>One sketch operates three pendulums. <text:s/>The compiler flies by and trips these triggers for the timing. <text:s/>With no ‘if’ statements is is able to operate all three.</text:p>
      <text:p text:style-name="P2">The C++ passes the numbers out to the serial monitor and they are caught by the Python. <text:s/>The numbers fall into three <text:span text:style-name="T6">categories</text:span> based upon size. <text:s/>The numbers are on the order of 1.876588. <text:s/>So that is 1.8 million. <text:s/><text:span text:style-name="T7">(this is all about time; <text:s/>1.8 million seconds) The Python sorts the values into the three sizes with ‘if’ statements and inserts them into a sqlite3 database. <text:s/>They are put in the appropriate column, adding a datetime.datetime time stamp. <text:s text:c="2"/>This is all done. <text:s/></text:span></text:p>
      <text:p text:style-name="P2"/>
      <text:p text:style-name="P6">There is an example sqlite3 database. <text:s/></text:p>
      <text:p text:style-name="P6">Database <text:s text:c="5"/>dec3_database <text:s text:c="4"/></text:p>
      <text:p text:style-name="P6"><text:tab/><text:tab/><text:tab/><text:tab/>tables</text:p>
      <text:p text:style-name="P6"><text:tab/><text:tab/><text:tab/><text:tab/><text:tab/>first_table <text:s text:c="15"/>168000 lines</text:p>
      <text:p text:style-name="P6"><text:tab/><text:tab/><text:tab/><text:tab/><text:tab/>dec26_table_cont <text:s text:c="7"/>341 lines</text:p>
      <text:p text:style-name="P6"><text:tab/><text:tab/><text:tab/><text:tab/><text:tab/>dec26_table <text:s text:c="21"/>9 lines</text:p>
      <text:p text:style-name="P1">I use this database for development and use table <text:s text:c="2"/>[dec26_table_cont] <text:s/>. <text:s/>I made it for that purpose, although it does contain real data. </text:p>
      <text:p text:style-name="P1"/>
      <text:p text:style-name="P1">Take a look at the code. <text:s/>The comments are included within the program and are fairly extensive. <text:s/>Look at the database (ignore the [first_table] <text:s text:c="2"/>…. <text:s text:c="2"/>too big)</text:p>
      <text:p text:style-name="P1"/>
      <text:p text:style-name="P1">I have been actively and <text:span text:style-name="T6">aggressively</text:span> looking at Python, specifically at the Python/sqlite3 interface and have made progress. <text:s/>I made a big break this morning. <text:s/>I added an index, or rather modified the first column to include an index. <text:s/>I did this through the sqlite3 command line. <text:s/></text:p>
      <text:p text:style-name="P1"/>
      <text:p text:style-name="P1">sqlite&gt; CREATE INDEX IF NOT EXISTS index_time_table_one ON dec26_table_cont( column_one);</text:p>
      <text:p text:style-name="P1"/>
      <text:p text:style-name="P1">Then this worked:</text:p>
      <text:p text:style-name="P1"><text:s/></text:p>
      <text:p text:style-name="P1">c.execute ("SELECT * FROM dec26_table_cont WHERE column_one BETWEEN '2018-12-26 21:48:13.377000' and '2018-12-26 21:53:13.363000' ")</text:p>
      <text:p text:style-name="P1"/>
      <text:p text:style-name="P1">I had been struggling with this even for weeks. <text:s/>(thank you Stack Exchange)</text:p>
      <text:p text:style-name="P1"/>
      <text:p text:style-name="P1">I have just recently started with pandas and it looks promising.</text:p>
      <text:p text:style-name="P1"/>
      <text:p text:style-name="P1">The code, scripts, sketches a<text:span text:style-name="T1">re </text:span>interesting and not that difficult. <text:s/>(If I can <text:span text:style-name="T1">understand</text:span> them anyone can)</text:p>
      <text:p text:style-name="P1"><text:span text:style-name="T1">T</text:span>ake a loo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5:11:10.159076173</meta:creation-date>
    <dc:date>2019-01-08T15:12:45.893421246</dc:date>
    <meta:editing-duration>PT1M36S</meta:editing-duration>
    <meta:editing-cycles>1</meta:editing-cycles>
    <meta:document-statistic meta:table-count="0" meta:image-count="0" meta:object-count="0" meta:page-count="1" meta:paragraph-count="24" meta:word-count="487" meta:character-count="3099" meta:non-whitespace-character-count="2507"/>
    <meta:generator>LibreOffice/6.0.3.2$Linux_X86_64 LibreOffice_project/00m0$Build-2</meta:generator>
  </office:meta>
</office:document-meta>
</file>